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8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Int 64</text:p>
          </table:table-cell>
        </table:table-row>
        <table:table-row table:style-name="ro1"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t 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h5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h6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h7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h8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t 1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h5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h6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h7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h8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/00/0000</text:date>, <text:time style:data-style-name="N2" text:time-value="14:29:13.1698835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7:57:47.091357701</meta:creation-date>
    <dc:date>2019-11-17T14:30:16.006360014</dc:date>
    <meta:editing-duration>PT1H4M57S</meta:editing-duration>
    <meta:editing-cycles>5</meta:editing-cycles>
    <meta:generator>LibreOffice/6.0.7.3$Linux_X86_64 LibreOffice_project/00m0$Build-3</meta:generator>
    <meta:document-statistic meta:table-count="1" meta:cell-count="287" meta:object-count="0"/>
  </office:meta>
</office:document-meta>
</file>